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320000002585D7B3305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uelightning-title">
      <style:graphic-properties draw:auto-grow-height="true" fo:min-height="3.506cm"/>
    </style:style>
    <style:style style:name="pr2" style:family="presentation" style:parent-style-name="lyt-bluelightning-subtitle">
      <style:graphic-properties draw:fill-color="#ffffff" draw:auto-grow-height="true" fo:min-height="12.179cm"/>
    </style:style>
    <style:style style:name="pr3" style:family="presentation" style:parent-style-name="lyt-bluelightning-notes">
      <style:graphic-properties draw:fill-color="#ffffff" draw:auto-grow-height="true" fo:min-height="13.364cm"/>
    </style:style>
    <style:style style:name="P1" style:family="paragraph">
      <style:text-properties fo:language="en" fo:country="US"/>
    </style:style>
    <style:style style:name="P2" style:family="paragraph">
      <style:text-properties fo:font-size="22pt" fo:language="en" fo:country="US" style:font-size-asian="22pt" style:font-size-complex="22pt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text-properties fo:font-family="'Liberation Serif'" style:font-family-generic="roman" style:font-pitch="variable" fo:font-size="22pt" fo:language="en" fo:country="US" style:font-family-asian="Arial" style:font-family-generic-asian="system" style:font-pitch-asian="variable" style:font-size-asian="22pt" style:font-size-complex="2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2pt" fo:language="en" fo:country="US" style:font-size-asian="22pt" style:font-size-complex="22pt"/>
    </style:style>
    <style:style style:name="T3" style:family="text">
      <style:text-properties fo:font-family="'Times New Roman CE'" style:font-family-generic="roman" fo:font-size="22pt" style:font-family-asian="'Times New Roman CE'" style:font-family-generic-asian="roman" style:font-size-asian="22pt" style:font-family-complex="'Times New Roman CE'" style:font-family-generic-complex="roman" style:font-size-complex="22pt"/>
    </style:style>
    <style:style style:name="T4" style:family="text">
      <style:text-properties fo:font-size="22pt" fo:language="ar" fo:country="SA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ghtning" presentation:presentation-page-layout-name="AL1T0">
        <draw:frame presentation:style-name="pr1" draw:layer="layout" svg:width="25.199cm" svg:height="3.506cm" svg:x="1.4cm" svg:y="1.037cm" presentation:class="title">
          <draw:text-box>
            <text:p text:style-name="P1">Mixed character encodings test.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2"><text:span text:style-name="T1">RTF file created using WordPad (important, because character encodings are saved differently).</text:span></text:p>
            <text:p text:style-name="P3"><text:span text:style-name="T2">Polskie litery: </text:span><text:span text:style-name="T3">ąćęłńśźżĄĆĘŁŃŚŹŻ</text:span></text:p>
            <text:p text:style-name="P3"><text:span text:style-name="T3">Arabski tekst: </text:span><text:span text:style-name="T4">عينة نص</text:span></text:p>
            <text:p text:style-name="P4"><text:span text:style-name="T1">Rosyjski tekst (cyrylica): Образец текста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acklight" xlink:href="Pictures/1000000000000320000002585D7B3305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l" fo:country="PL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deks" style:family="graphic">
      <style:paragraph-properties style:text-autospace="none"/>
    </style:style>
    <style:style style:name="Podpis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374cm" style:text-autospace="none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ghtning-background" style:family="presentation">
      <style:graphic-properties draw:stroke="none" draw:fill="bitmap" draw:fill-image-name="blacklight" style:repeat="stretch"/>
    </style:style>
    <style:style style:name="lyt-bluelightning-backgroundobjects" style:family="presentation">
      <style:graphic-properties draw:shadow="hidden" draw:shadow-offset-x="0.3cm" draw:shadow-offset-y="0.3cm" draw:shadow-color="#808080"/>
    </style:style>
    <style:style style:name="lyt-bluelightning-notes" style:family="presentation">
      <style:graphic-properties draw:stroke="none" draw:fill="none">
        <text:list-style style:name="lyt-bluelightning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ghtning-outline1" style:family="presentation">
      <style:graphic-properties draw:stroke="none" draw:fill="none">
        <text:list-style style:name="lyt-bluelightning-outline1">
          <text:list-level-style-bullet text:level="1" text:bullet-char="●">
            <style:list-level-properties text:space-before="0.3cm" text:min-label-width="0.9cm"/>
            <style:text-properties fo:font-family="StarSymbol" fo:color="#e6e6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e6e6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e6e6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6e6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6e6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6e6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6e6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6e6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6e6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ghtning-outline2" style:family="presentation" style:parent-style-name="lyt-bluelightning-outline1">
      <style:paragraph-properties fo:margin-left="2.399cm" fo:margin-right="0cm" fo:margin-top="0cm" fo:margin-bottom="0.399cm" fo:text-indent="-0.799cm"/>
      <style:text-properties fo:font-size="28pt" style:font-size-asian="28pt" style:font-size-complex="28pt"/>
    </style:style>
    <style:style style:name="lyt-bluelightning-outline3" style:family="presentation" style:parent-style-name="lyt-bluelightning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bluelightning-outline4" style:family="presentation" style:parent-style-name="lyt-bluelightning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ghtning-outline5" style:family="presentation" style:parent-style-name="lyt-bluelightning-outline4">
      <style:paragraph-properties fo:margin-left="5.999cm" fo:margin-right="0cm" fo:margin-top="0cm" fo:margin-bottom="0.1cm" fo:text-indent="-0.6cm"/>
      <style:text-properties fo:font-size="20pt" style:font-size-asian="20pt" style:font-size-complex="20pt"/>
    </style:style>
    <style:style style:name="lyt-bluelightning-outline6" style:family="presentation" style:parent-style-name="lyt-bluelightning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ghtning-outline7" style:family="presentation" style:parent-style-name="lyt-bluelightning-outline6">
      <style:paragraph-properties fo:margin-left="8.399cm" fo:margin-right="0cm" fo:margin-top="0cm" fo:margin-bottom="0.1cm" fo:text-indent="-0.6cm"/>
      <style:text-properties fo:font-size="20pt" style:font-size-asian="20pt" style:font-size-complex="20pt"/>
    </style:style>
    <style:style style:name="lyt-bluelightning-outline8" style:family="presentation" style:parent-style-name="lyt-bluelightning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ghtning-outline9" style:family="presentation" style:parent-style-name="lyt-bluelightning-outline8">
      <style:paragraph-properties fo:margin-left="10.799cm" fo:margin-right="0cm" fo:margin-top="0cm" fo:margin-bottom="0.1cm" fo:text-indent="-0.6cm"/>
      <style:text-properties fo:font-size="20pt" style:font-size-asian="20pt" style:font-size-complex="20pt"/>
    </style:style>
    <style:style style:name="lyt-bluelightning-subtitle" style:family="presentation">
      <style:graphic-properties draw:stroke="none" draw:fill="none" draw:textarea-vertical-align="middle">
        <text:list-style style:name="lyt-bluelightning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ghtning-title" style:family="presentation">
      <style:graphic-properties draw:stroke="none" draw:fill="none" draw:textarea-vertical-align="middle">
        <text:list-style style:name="lyt-bluelightning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horndale" style:font-style-name="Regular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acklight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ghtning-title">
      <style:graphic-properties draw:fill-color="#ffffff" draw:auto-grow-height="false" fo:min-height="3.507cm"/>
    </style:style>
    <style:style style:name="Mpr5" style:family="presentation" style:parent-style-name="lyt-bluelightning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ghtning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ghtning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er&gt;</text:page-number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er&gt;</text:page-number></text:p>
        </draw:text-box>
      </draw:frame>
      <presentation:notes style:page-layout-name="PM0">
        <draw:page-thumbnail presentation:style-name="Domyślnie-title" draw:layer="backgroundobjects" svg:width="14.848cm" svg:height="11.135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er&gt;</text:page-number></text:p>
          </draw:text-box>
        </draw:frame>
      </presentation:notes>
    </style:master-page>
    <style:master-page style:name="lyt-bluelightning" style:page-layout-name="PM1" draw:style-name="Mdp2">
      <draw:frame presentation:style-name="Mpr4" draw:text-style-name="MP4" draw:layer="backgroundobjects" svg:width="25.199cm" svg:height="3.506cm" svg:x="1.4cm" svg:y="1.037cm" presentation:class="title">
        <draw:text-box>
          <text:p text:style-name="MP4">Click to edit the title text format</text:p>
        </draw:text-box>
      </draw:frame>
      <draw:frame presentation:style-name="lyt-bluelightning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5" draw:layer="backgroundobjects" svg:width="6.523cm" svg:height="1.448cm" svg:x="2.6cm" svg:y="17.031cm" presentation:class="date-time">
        <draw:text-box>
          <text:p text:style-name="MP5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7.0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7" draw:layer="backgroundobjects" svg:width="6.523cm" svg:height="1.448cm" svg:x="18.676cm" svg:y="17.031cm" presentation:class="page-number">
        <draw:text-box>
          <text:p text:style-name="MP7"><text:span text:style-name="MT1"><text:page-number>&lt;numer&gt;</text:page-number></text:span></text:p>
        </draw:text-box>
      </draw:frame>
      <presentation:notes style:page-layout-name="PM0">
        <draw:page-thumbnail presentation:style-name="lyt-bluelightning-title" draw:layer="backgroundobjects" svg:width="14.848cm" svg:height="11.136cm" svg:x="3.075cm" svg:y="2.257cm" presentation:class="page"/>
        <draw:frame presentation:style-name="lyt-bluelightning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6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7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7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26T17:51:04</meta:creation-date>
    <dc:date>2012-05-26T17:52:05</dc:date>
    <meta:editing-duration>P0D</meta:editing-duration>
    <meta:editing-cycles>1</meta:editing-cycles>
    <meta:document-statistic meta:object-count="36"/>
    <meta:generator>LibreOffice/3.5$Linux_x86 LibreOffice_project/350m1$Build-2</meta:generator>
  </office:meta>
</office:document-meta>
</file>